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4d4d" officeooo:paragraph-rsid="001d4d4d"/>
    </style:style>
    <style:style style:name="P2" style:family="paragraph" style:parent-style-name="Standard">
      <style:text-properties officeooo:paragraph-rsid="0021d324"/>
    </style:style>
    <style:style style:name="P3" style:family="paragraph" style:parent-style-name="Standard">
      <style:text-properties officeooo:rsid="0021d324" officeooo:paragraph-rsid="0021d324"/>
    </style:style>
    <style:style style:name="T1" style:family="text">
      <style:text-properties officeooo:rsid="001eaf76"/>
    </style:style>
    <style:style style:name="T2" style:family="text">
      <style:text-properties officeooo:rsid="0021d3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t elements from Hierarchy</text:p>
      <text:p text:style-name="P1"/>
      <text:p text:style-name="Standard">db.hierarchyElements.aggregate( [ { $match: { value: "Mohanlal Sukhadia University" } }, <text:s/>{ $graphLookup: { from: "hierarchyElements", startWith:"$_id", connectFromField: "_id", connectToField: "parent", as: "hierarchy", maxDepth:5 } <text:s/>}, { $project: { value:1, l: "$hierarchy.value" <text:s/>} } <text:s/>] );</text:p>
      <text:p text:style-name="Standard"/>
      <text:p text:style-name="Standard"/>
      <text:p text:style-name="P3">2. Traverse for all Childs</text:p>
      <text:p text:style-name="Standard"/>
      <text:p text:style-name="Standard"><text:span text:style-name="Source_20_Text">UserProfile&gt; db.hierarchyElements.aggregate( [ { $match: { _id: ObjectId("62b704ab3cdaf41283e72692") } }, <text:s/>{ $graphLookup: { from: "hierarchyElements", startWith:"$_id", connectFromField: "_id", connectToField: "parent", maxDepth: </text:span><text:span text:style-name="Source_20_Text"><text:span text:style-name="T1">0</text:span></text:span><text:span text:style-name="Source_20_Text">, depthField: "depthField", as: "hierarchy" } <text:s/>} <text:s text:c="2"/>] );</text:span></text:p>
      <text:p text:style-name="Standard"><text:span text:style-name="Source_20_Text"/></text:p>
      <text:p text:style-name="P2"><text:span text:style-name="Source_20_Text"><text:span text:style-name="T2">3. Traverse for Parents:</text:span></text:span></text:p>
      <text:p text:style-name="Standard"><text:span text:style-name="Source_20_Text"/></text:p>
      <text:p text:style-name="Standard"><text:span text:style-name="Source_20_Text">UserProfile&gt; db.hierarchyElements.aggregate( [ { $match: { _id: ObjectId("62b7224f23692ed921f1183c") } }, <text:s/>{ $graphLookup: { from: "hierarchyElements", startWith:"$parent", connectFromField: "parent", connectToField: "_id", depthField: "depthField", as: "hierarchy" } <text:s/>}, { $project: {_id:1, parent:1, label:1, value:1, parents: "$hierarchy" } } ] );</text:span></text:p>
      <text:p text:style-name="Standard"><text:span text:style-name="Source_20_Text">[</text:span></text:p>
      <text:p text:style-name="Standard"><text:span text:style-name="Source_20_Text"><text:s text:c="2"/>{</text:span></text:p>
      <text:p text:style-name="Standard"><text:span text:style-name="Source_20_Text"><text:s text:c="4"/>_id: ObjectId("62b7224f23692ed921f1183c"),</text:span></text:p>
      <text:p text:style-name="Standard"><text:span text:style-name="Source_20_Text"><text:s text:c="4"/>label: 'Course',</text:span></text:p>
      <text:p text:style-name="Standard"><text:span text:style-name="Source_20_Text"><text:s text:c="4"/>value: 'MCA',</text:span></text:p>
      <text:p text:style-name="Standard"><text:span text:style-name="Source_20_Text"><text:s text:c="4"/>parent: ObjectId("62b7221223692ed921f11839"),</text:span></text:p>
      <text:p text:style-name="Standard"><text:span text:style-name="Source_20_Text"><text:s text:c="4"/>parents: [</text:span></text:p>
      <text:p text:style-name="Standard"><text:span text:style-name="Source_20_Text"><text:s text:c="6"/>{</text:span></text:p>
      <text:p text:style-name="Standard"><text:span text:style-name="Source_20_Text"><text:s text:c="8"/>_id: ObjectId("62b7221223692ed921f11839"),</text:span></text:p>
      <text:p text:style-name="Standard"><text:span text:style-name="Source_20_Text"><text:s text:c="8"/>label: 'College',</text:span></text:p>
      <text:p text:style-name="Standard"><text:span text:style-name="Source_20_Text"><text:s text:c="8"/>value: 'SCSIT',</text:span></text:p>
      <text:p text:style-name="Standard"><text:span text:style-name="Source_20_Text"><text:s text:c="8"/>parent: ObjectId("62b704ab3cdaf41283e72692"),</text:span></text:p>
      <text:p text:style-name="Standard"><text:span text:style-name="Source_20_Text"><text:s text:c="8"/>depthField: Long("0")</text:span></text:p>
      <text:p text:style-name="Standard"><text:span text:style-name="Source_20_Text"><text:s text:c="6"/>},</text:span></text:p>
      <text:p text:style-name="Standard"><text:span text:style-name="Source_20_Text"><text:s text:c="6"/>{</text:span></text:p>
      <text:p text:style-name="Standard"><text:span text:style-name="Source_20_Text"><text:s text:c="8"/>_id: ObjectId("62b704ab3cdaf41283e72692"),</text:span></text:p>
      <text:p text:style-name="Standard"><text:span text:style-name="Source_20_Text"><text:s text:c="8"/>label: 'University',</text:span></text:p>
      <text:p text:style-name="Standard"><text:span text:style-name="Source_20_Text"><text:s text:c="8"/>value: 'DAVV',</text:span></text:p>
      <text:p text:style-name="Standard"><text:span text:style-name="Source_20_Text"><text:s text:c="8"/>parent: '',</text:span></text:p>
      <text:p text:style-name="Standard"><text:span text:style-name="Source_20_Text"><text:s text:c="8"/>depthField: Long("1")</text:span></text:p>
      <text:p text:style-name="Standard"><text:span text:style-name="Source_20_Text"><text:s text:c="6"/>}</text:span></text:p>
      <text:p text:style-name="Standard"><text:span text:style-name="Source_20_Text"><text:s text:c="4"/>]</text:span></text:p>
      <text:p text:style-name="Standard"><text:span text:style-name="Source_20_Text"><text:s text:c="2"/>}</text:span></text:p>
      <text:p text:style-name="Standard"><text:span text:style-name="Source_20_Text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5T14:36:49.918286974</meta:creation-date>
    <dc:date>2022-06-25T21:01:24.093938069</dc:date>
    <meta:editing-duration>PT6H24M33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30" meta:word-count="156" meta:character-count="1523" meta:non-whitespace-character-count="1255"/>
  </office:meta>
</office:document-meta>
</file>